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51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ponse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measuretime</text:p>
          </table:table-cell>
          <table:table-cell office:value-type="string" calcext:value-type="string">
            <text:p>responsetime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6 12:34:56+00</text:p>
          </table:table-cell>
          <table:table-cell office:value-type="float" office:value="54782" calcext:value-type="float">
            <text:p>54782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699006+00</text:p>
          </table:table-cell>
          <table:table-cell office:value-type="float" office:value="37198" calcext:value-type="float">
            <text:p>37198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738982+00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777477+00</text:p>
          </table:table-cell>
          <table:table-cell office:value-type="float" office:value="36999" calcext:value-type="float">
            <text:p>36999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823518+00</text:p>
          </table:table-cell>
          <table:table-cell office:value-type="float" office:value="44617" calcext:value-type="float">
            <text:p>44617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865038+00</text:p>
          </table:table-cell>
          <table:table-cell office:value-type="float" office:value="39262" calcext:value-type="float">
            <text:p>39262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90927+00</text:p>
          </table:table-cell>
          <table:table-cell office:value-type="float" office:value="42367" calcext:value-type="float">
            <text:p>42367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94871+00</text:p>
          </table:table-cell>
          <table:table-cell office:value-type="float" office:value="37709" calcext:value-type="float">
            <text:p>37709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7.988866+00</text:p>
          </table:table-cell>
          <table:table-cell office:value-type="float" office:value="39012" calcext:value-type="float">
            <text:p>39012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8.031782+00</text:p>
          </table:table-cell>
          <table:table-cell office:value-type="float" office:value="41786" calcext:value-type="float">
            <text:p>41786</text:p>
          </table:table-cell>
        </table:table-row>
        <table:table-row table:style-name="ro1">
          <table:table-cell office:value-type="string" calcext:value-type="string">
            <text:p>http://worldtimeapi.org/api/timezone/Europe/Berlin</text:p>
          </table:table-cell>
          <table:table-cell office:value-type="string" calcext:value-type="string">
            <text:p>2024-06-08 22:16:58.070866+00</text:p>
          </table:table-cell>
          <table:table-cell office:value-type="float" office:value="37916" calcext:value-type="float">
            <text:p>37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6" meta:object-count="0"/>
    <meta:generator>LibreOffice/7.6.7.2$Linux_X86_64 LibreOffice_project/60$Build-2</meta:generator>
  </office:meta>
</office:document-meta>
</file>